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sans-serif"/>
    <style:font-face style:name="Consolas" svg:font-family="Consolas, 'Liberation Mono', Courier, monospace"/>
    <style:font-face style:name="Courier New" svg:font-family="'Courier New', monospace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26pt" fo:font-weight="bold" officeooo:rsid="001ed25e" officeooo:paragraph-rsid="001ed25e" style:font-size-asian="26pt" style:font-weight-asian="bold" style:font-size-complex="26pt" style:font-weight-complex="bold"/>
    </style:style>
    <style:style style:name="P2" style:family="paragraph" style:parent-style-name="Standard">
      <style:text-properties style:font-name="Ubuntu" fo:font-size="12pt" fo:font-weight="normal" officeooo:rsid="001ed25e" officeooo:paragraph-rsid="001ed25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Ubuntu" fo:font-weight="bold" officeooo:rsid="001ed25e" officeooo:paragraph-rsid="001ed25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Ubuntu" fo:font-weight="bold" officeooo:rsid="0030ed5f" officeooo:paragraph-rsid="0030ed5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Ubuntu" fo:font-weight="normal" officeooo:rsid="0030ed5f" officeooo:paragraph-rsid="0030ed5f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Ubuntu" fo:font-weight="normal" officeooo:rsid="00345bcf" officeooo:paragraph-rsid="00345bcf" style:font-weight-asian="normal" style:font-weight-complex="normal"/>
    </style:style>
    <style:style style:name="P7" style:family="paragraph" style:parent-style-name="Standard">
      <style:text-properties style:font-name="Ubuntu" fo:font-size="9pt" officeooo:paragraph-rsid="002c3f6f" style:font-size-asian="9pt" style:font-size-complex="9pt"/>
    </style:style>
    <style:style style:name="P8" style:family="paragraph" style:parent-style-name="Standard">
      <style:paragraph-properties fo:text-align="justify" style:justify-single-word="false"/>
      <style:text-properties officeooo:paragraph-rsid="001ed25e"/>
    </style:style>
    <style:style style:name="P9" style:family="paragraph" style:parent-style-name="Standard">
      <style:paragraph-properties fo:text-align="justify" style:justify-single-word="false"/>
      <style:text-properties officeooo:paragraph-rsid="00380139"/>
    </style:style>
    <style:style style:name="P10" style:family="paragraph" style:parent-style-name="Standard">
      <style:text-properties officeooo:paragraph-rsid="002c3f6f"/>
    </style:style>
    <style:style style:name="P11" style:family="paragraph" style:parent-style-name="Standard">
      <style:text-properties fo:color="#006666"/>
    </style:style>
    <style:style style:name="P12" style:family="paragraph" style:parent-style-name="Standard">
      <style:paragraph-properties fo:text-align="start" style:justify-single-word="false"/>
      <style:text-properties fo:color="#006666" fo:font-size="9pt" officeooo:rsid="002c3f6f" officeooo:paragraph-rsid="002c3f6f" style:font-size-asian="9pt" style:font-size-complex="9pt"/>
    </style:style>
    <style:style style:name="P13" style:family="paragraph" style:parent-style-name="Standard">
      <style:text-properties fo:color="#006666" fo:font-size="9pt" fo:font-weight="normal" officeooo:rsid="002cfeee" officeooo:paragraph-rsid="002cfeee" style:font-size-asian="9pt" style:font-weight-asian="normal" style:font-size-complex="9pt" style:font-weight-complex="normal"/>
    </style:style>
    <style:style style:name="P14" style:family="paragraph" style:parent-style-name="Standard">
      <style:text-properties fo:color="#006666" fo:font-size="9pt" fo:font-weight="normal" officeooo:rsid="002cfeee" officeooo:paragraph-rsid="002dd455" style:font-size-asian="9pt" style:font-weight-asian="normal" style:font-size-complex="9pt" style:font-weight-complex="normal"/>
    </style:style>
    <style:style style:name="P15" style:family="paragraph" style:parent-style-name="Standard">
      <style:text-properties fo:color="#006666" style:font-name="Ubuntu" fo:font-size="9pt" style:font-size-asian="9pt" style:font-size-complex="9pt"/>
    </style:style>
    <style:style style:name="P16" style:family="paragraph" style:parent-style-name="Standard">
      <style:text-properties fo:color="#006666" style:font-name="Ubuntu" fo:font-size="9pt" officeooo:paragraph-rsid="002c3f6f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fo:color="#006666" style:font-name="Ubuntu" fo:font-size="9pt" officeooo:rsid="002c3f6f" officeooo:paragraph-rsid="002c3f6f" style:font-size-asian="9pt" style:font-size-complex="9pt"/>
    </style:style>
    <style:style style:name="P18" style:family="paragraph" style:parent-style-name="Standard">
      <style:text-properties fo:color="#006666" style:font-name="Ubuntu" fo:font-size="9pt" fo:font-weight="normal" officeooo:rsid="002cfeee" officeooo:paragraph-rsid="002cfeee" style:font-size-asian="9pt" style:font-weight-asian="normal" style:font-size-complex="9pt" style:font-weight-complex="normal"/>
    </style:style>
    <style:style style:name="P19" style:family="paragraph" style:parent-style-name="Standard">
      <style:text-properties fo:color="#006666" style:font-name="Ubuntu" fo:font-size="9pt" fo:font-weight="normal" officeooo:rsid="002cfeee" officeooo:paragraph-rsid="002f8090" style:font-size-asian="9pt" style:font-weight-asian="normal" style:font-size-complex="9pt" style:font-weight-complex="normal"/>
    </style:style>
    <style:style style:name="P20" style:family="paragraph" style:parent-style-name="Standard">
      <style:text-properties fo:color="#006666" style:font-name="Ubuntu" fo:font-size="9pt" fo:font-weight="normal" officeooo:rsid="0020b6d8" officeooo:paragraph-rsid="002c3f6f" style:font-size-asian="9pt" style:font-weight-asian="normal" style:font-size-complex="9pt" style:font-weight-complex="normal"/>
    </style:style>
    <style:style style:name="P21" style:family="paragraph" style:parent-style-name="Standard">
      <style:text-properties fo:color="#006666" style:font-name="Ubuntu" fo:font-size="9pt" fo:font-weight="normal" officeooo:rsid="001ed25e" officeooo:paragraph-rsid="002dd455" style:font-size-asian="9pt" style:font-weight-asian="normal" style:font-size-complex="9pt" style:font-weight-complex="normal"/>
    </style:style>
    <style:style style:name="P22" style:family="paragraph" style:parent-style-name="Standard">
      <style:text-properties fo:color="#006666" style:font-name="Ubuntu" fo:font-size="9pt" fo:font-weight="normal" officeooo:rsid="001ed25e" officeooo:paragraph-rsid="002cfeee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3c3c3c" style:font-name="Ubuntu" fo:font-size="12pt" fo:font-style="italic" officeooo:paragraph-rsid="002c3f6f" style:font-size-asian="12pt" style:font-style-asian="italic" style:font-size-complex="12pt" style:font-style-complex="italic"/>
    </style:style>
    <style:style style:name="P24" style:family="paragraph" style:parent-style-name="Standard">
      <style:paragraph-properties fo:margin-left="2.54cm" fo:margin-right="0cm" fo:text-align="start" style:justify-single-word="false" fo:text-indent="-0.635cm" style:auto-text-indent="false"/>
      <style:text-properties officeooo:paragraph-rsid="002c3f6f"/>
    </style:style>
    <style:style style:name="P25" style:family="paragraph" style:parent-style-name="Standard">
      <style:paragraph-properties fo:margin-left="2.54cm" fo:margin-right="0cm" fo:text-align="start" style:justify-single-word="false" fo:text-indent="-0.635cm" style:auto-text-indent="false"/>
      <style:text-properties fo:color="#0000ff" style:font-name="Ubuntu" fo:font-size="12pt" style:text-underline-style="none" officeooo:paragraph-rsid="002c3f6f" style:font-size-asian="12pt" style:font-size-complex="12pt"/>
    </style:style>
    <style:style style:name="P26" style:family="paragraph" style:parent-style-name="Preformatted_20_Text">
      <style:paragraph-properties fo:margin-left="2.54cm" fo:margin-right="0cm" fo:text-indent="-0.635cm" style:auto-text-indent="false"/>
      <style:text-properties fo:color="#000000" style:font-name="Ubuntu" fo:font-size="12pt" fo:font-weight="normal" officeooo:rsid="00307b47" officeooo:paragraph-rsid="00307b4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9pt" style:font-size-asian="9pt" style:font-size-complex="9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9pt" officeooo:paragraph-rsid="002dd455" style:font-size-asian="9pt" style:font-size-complex="9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9pt" officeooo:paragraph-rsid="002e17f5" style:font-size-asian="9pt" style:font-size-complex="9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" fo:font-size="9pt" officeooo:paragraph-rsid="002f8090" style:font-size-asian="9pt" style:font-size-complex="9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02dd455" style:font-size-asian="9pt" style:font-size-complex="9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Ubuntu" fo:font-size="9pt" fo:font-style="italic" style:font-size-asian="9pt" style:font-style-asian="italic" style:font-size-complex="9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style:font-name="Ubuntu" fo:font-size="9pt" officeooo:paragraph-rsid="002e17f5" style:font-size-asian="9pt" style:font-size-complex="9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6666" style:font-name="Ubuntu" fo:font-size="9pt" fo:font-weight="normal" officeooo:rsid="001ed25e" officeooo:paragraph-rsid="002dd455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Ubuntu" fo:font-size="9pt" style:font-size-asian="9pt" style:font-size-complex="9pt"/>
    </style:style>
    <style:style style:name="P36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006666" style:font-name="Ubuntu" fo:font-size="9pt" fo:font-weight="normal" officeooo:rsid="0027eff8" officeooo:paragraph-rsid="002c3f6f" style:font-size-asian="9pt" style:font-weight-asian="normal" style:font-size-complex="9pt" style:font-weight-complex="normal"/>
    </style:style>
    <style:style style:name="P37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33333" style:font-name="monospace" fo:font-size="9.75pt" fo:letter-spacing="normal" fo:font-style="normal" fo:font-weight="bold" officeooo:rsid="00345bcf" officeooo:paragraph-rsid="00345bcf" style:font-weight-asian="normal" style:font-weight-complex="normal"/>
    </style:style>
    <style:style style:name="P38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33333" style:font-name="monospace" fo:font-size="9.75pt" fo:letter-spacing="normal" fo:font-style="normal" fo:font-weight="bold" officeooo:paragraph-rsid="00345bcf"/>
    </style:style>
    <style:style style:name="P39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33333" style:font-name="monospace" fo:font-size="9.75pt" fo:letter-spacing="normal" fo:font-style="normal" fo:font-weight="bold" officeooo:paragraph-rsid="0036536d"/>
    </style:style>
    <style:style style:name="P40" style:family="paragraph" style:parent-style-name="Standard">
      <style:paragraph-properties fo:margin-left="3.81cm" fo:margin-right="0cm" fo:text-indent="0cm" style:auto-text-indent="false"/>
    </style:style>
    <style:style style:name="P41" style:family="paragraph" style:parent-style-name="Standard">
      <style:paragraph-properties fo:margin-left="3.81cm" fo:margin-right="0cm" fo:text-indent="0cm" style:auto-text-indent="false"/>
      <style:text-properties fo:font-variant="normal" fo:text-transform="none" fo:color="#000000" style:font-name="Ubuntu" fo:font-size="12pt" fo:letter-spacing="normal" fo:font-style="normal" fo:font-weight="normal" officeooo:rsid="0020b6d8" style:font-size-asian="12pt" style:font-size-complex="12pt"/>
    </style:style>
    <style:style style:name="P42" style:family="paragraph" style:parent-style-name="Preformatted_20_Text">
      <style:text-properties fo:color="#000000" style:font-name="Ubuntu" fo:font-size="9pt" officeooo:rsid="00306308" officeooo:paragraph-rsid="00306308" style:font-size-asian="9pt" style:font-size-complex="9pt"/>
    </style:style>
    <style:style style:name="P43" style:family="paragraph" style:parent-style-name="Preformatted_20_Text">
      <style:text-properties fo:color="#000000" style:font-name="Ubuntu" fo:font-size="12pt" officeooo:rsid="00306308" officeooo:paragraph-rsid="00306308" style:font-size-asian="12pt" style:font-size-complex="12pt"/>
    </style:style>
    <style:style style:name="P44" style:family="paragraph" style:parent-style-name="Preformatted_20_Text">
      <style:text-properties fo:color="#006666" style:font-name="Ubuntu" fo:font-size="9pt" style:font-size-asian="9pt" style:font-size-complex="9pt"/>
    </style:style>
    <style:style style:name="P45" style:family="paragraph" style:parent-style-name="Preformatted_20_Text">
      <style:text-properties fo:color="#006666" style:font-name="Ubuntu" fo:font-size="9pt" officeooo:paragraph-rsid="002c3f6f" style:font-size-asian="9pt" style:font-size-complex="9pt"/>
    </style:style>
    <style:style style:name="P46" style:family="paragraph" style:parent-style-name="Preformatted_20_Text">
      <style:text-properties fo:color="#006666" style:font-name="Ubuntu" fo:font-size="9pt" officeooo:rsid="00306308" officeooo:paragraph-rsid="00306308" style:font-size-asian="9pt" style:font-size-complex="9pt"/>
    </style:style>
    <style:style style:name="P47" style:family="paragraph" style:parent-style-name="Frame_20_contents">
      <style:text-properties fo:color="#006666" style:font-name="Ubuntu" fo:font-size="9pt" officeooo:paragraph-rsid="002c3f6f" style:font-size-asian="9pt" style:font-size-complex="9pt"/>
    </style:style>
    <style:style style:name="P48" style:family="paragraph" style:parent-style-name="Frame_20_contents">
      <style:paragraph-properties fo:text-align="start" style:justify-single-word="false"/>
      <style:text-properties fo:color="#006666" style:font-name="Ubuntu" fo:font-size="9pt" officeooo:rsid="002c3f6f" officeooo:paragraph-rsid="002c3f6f" style:font-size-asian="9pt" style:font-size-complex="9pt"/>
    </style:style>
    <style:style style:name="P49" style:family="paragraph" style:parent-style-name="Frame_20_contents">
      <style:paragraph-properties fo:text-align="justify" style:justify-single-word="false"/>
      <style:text-properties style:font-name="Ubuntu" fo:font-weight="bold" officeooo:rsid="0030ed5f" officeooo:paragraph-rsid="0030ed5f" style:font-weight-asian="bold" style:font-weight-complex="bold"/>
    </style:style>
    <style:style style:name="P50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style:font-name="Ubuntu" fo:font-weight="normal" officeooo:rsid="00345bcf" officeooo:paragraph-rsid="00345bcf" style:font-weight-asian="normal" style:font-weight-complex="normal"/>
    </style:style>
    <style:style style:name="P51" style:family="paragraph" style:parent-style-name="Preformatted_20_Text">
      <style:paragraph-properties fo:margin-left="1.905cm" fo:margin-right="0cm" fo:text-align="justify" style:justify-single-word="false" fo:text-indent="0cm" style:auto-text-indent="false"/>
      <style:text-properties fo:font-variant="normal" fo:text-transform="none" fo:color="#333333" style:font-name="monospace" fo:font-size="9.75pt" fo:letter-spacing="normal" fo:font-style="normal" fo:font-weight="bold" officeooo:rsid="00345bcf" officeooo:paragraph-rsid="00345bcf" style:font-weight-asian="normal" style:font-weight-complex="normal"/>
    </style:style>
    <style:style style:name="P52" style:family="paragraph" style:parent-style-name="Preformatted_20_Text">
      <style:paragraph-properties fo:margin-left="1.905cm" fo:margin-right="0cm" fo:text-align="justify" style:justify-single-word="false" fo:text-indent="0cm" style:auto-text-indent="false"/>
      <style:text-properties fo:font-variant="normal" fo:text-transform="none" fo:color="#333333" style:font-name="monospace" fo:font-size="9.75pt" fo:letter-spacing="normal" fo:font-style="normal" fo:font-weight="bold" officeooo:paragraph-rsid="00345bcf"/>
    </style:style>
    <style:style style:name="P53" style:family="paragraph" style:parent-style-name="Standard">
      <style:paragraph-properties fo:margin-left="1.27cm" fo:margin-right="0cm" fo:text-indent="0cm" style:auto-text-indent="false"/>
    </style:style>
    <style:style style:name="P54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Ubuntu" fo:font-weight="normal" officeooo:rsid="00345bcf" officeooo:paragraph-rsid="00345bcf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Ubuntu" fo:font-weight="bold" officeooo:rsid="00345bcf" officeooo:paragraph-rsid="0030ed5f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Ubuntu" fo:font-weight="bold" officeooo:rsid="001ed25e" officeooo:paragraph-rsid="001ed25e" style:font-weight-asian="bold" style:font-weight-complex="bold"/>
    </style:style>
    <style:style style:name="P57" style:family="paragraph" style:parent-style-name="Standard" style:list-style-name="L1">
      <style:paragraph-properties fo:text-align="justify" style:justify-single-word="false"/>
      <style:text-properties style:font-name="Ubuntu" fo:font-weight="normal" officeooo:rsid="00345bcf" officeooo:paragraph-rsid="00345bcf" style:font-weight-asian="normal" style:font-weight-complex="normal"/>
    </style:style>
    <style:style style:name="P58" style:family="paragraph" style:parent-style-name="Standard" style:list-style-name="L5">
      <style:text-properties style:font-name="Ubuntu" fo:font-weight="normal" officeooo:rsid="0024ff21" officeooo:paragraph-rsid="002c3f6f" style:font-weight-asian="normal" style:font-weight-complex="normal"/>
    </style:style>
    <style:style style:name="P59" style:family="paragraph" style:parent-style-name="Standard" style:list-style-name="L5">
      <style:text-properties style:font-name="Ubuntu" fo:font-weight="normal" officeooo:rsid="002dd455" officeooo:paragraph-rsid="002e17f5" style:font-weight-asian="normal" style:font-weight-complex="normal"/>
    </style:style>
    <style:style style:name="P60" style:family="paragraph" style:parent-style-name="Standard" style:list-style-name="L5">
      <style:text-properties style:font-name="Ubuntu" fo:font-weight="normal" officeooo:rsid="00226917" officeooo:paragraph-rsid="0027bdea" style:font-weight-asian="normal" style:font-weight-complex="normal"/>
    </style:style>
    <style:style style:name="P61" style:family="paragraph" style:parent-style-name="Standard" style:list-style-name="L2">
      <style:paragraph-properties fo:text-align="justify" style:justify-single-word="false"/>
      <style:text-properties fo:font-variant="normal" fo:text-transform="none" fo:color="#333333" style:font-name="Ubuntu" fo:font-size="12pt" fo:letter-spacing="normal" fo:font-style="normal" fo:font-weight="normal" officeooo:rsid="00380139" officeooo:paragraph-rsid="00380139" style:font-weight-asian="normal" style:font-weight-complex="normal"/>
    </style:style>
    <style:style style:name="P62" style:family="paragraph" style:parent-style-name="Standard" style:list-style-name="L3">
      <style:paragraph-properties fo:text-align="justify" style:justify-single-word="false"/>
      <style:text-properties fo:font-variant="normal" fo:text-transform="none" fo:color="#333333" style:font-name="Ubuntu" fo:font-size="12pt" fo:letter-spacing="normal" fo:font-style="normal" fo:font-weight="normal" officeooo:rsid="00380139" officeooo:paragraph-rsid="00380139" style:font-weight-asian="normal" style:font-weight-complex="normal"/>
    </style:style>
    <style:style style:name="P63" style:family="paragraph" style:parent-style-name="Standard" style:list-style-name="L5"/>
    <style:style style:name="P64" style:family="paragraph" style:parent-style-name="Standard" style:list-style-name="L5">
      <style:text-properties officeooo:paragraph-rsid="0020b6d8"/>
    </style:style>
    <style:style style:name="P65" style:family="paragraph" style:parent-style-name="Standard" style:list-style-name="L5">
      <style:text-properties officeooo:paragraph-rsid="002c3f6f"/>
    </style:style>
    <style:style style:name="P66" style:family="paragraph" style:parent-style-name="Standard" style:list-style-name="L6">
      <style:paragraph-properties fo:text-align="start" style:justify-single-word="false"/>
      <style:text-properties fo:color="#3c3c3c" style:font-name="Ubuntu" fo:font-size="12pt" fo:font-style="italic" fo:font-weight="bold" officeooo:rsid="001ed25e" officeooo:paragraph-rsid="002c3f6f" style:font-size-asian="12pt" style:font-style-asian="italic" style:font-weight-asian="bold" style:font-size-complex="12pt" style:font-style-complex="italic" style:font-weight-complex="bold"/>
    </style:style>
    <style:style style:name="P67" style:family="paragraph" style:parent-style-name="Standard" style:list-style-name="L7">
      <style:paragraph-properties fo:text-align="start" style:justify-single-word="false"/>
      <style:text-properties officeooo:paragraph-rsid="002c3f6f"/>
    </style:style>
    <style:style style:name="P68" style:family="paragraph" style:parent-style-name="Standard" style:list-style-name="L5">
      <style:text-properties officeooo:rsid="0020b6d8" officeooo:paragraph-rsid="0020b6d8"/>
    </style:style>
    <style:style style:name="P69" style:family="paragraph" style:parent-style-name="Standard">
      <style:paragraph-properties fo:text-align="start" style:justify-single-word="false"/>
      <style:text-properties fo:color="#006666" style:font-name="Ubuntu" fo:font-size="9pt" officeooo:rsid="002c3f6f" officeooo:paragraph-rsid="002c3f6f" style:font-size-asian="9pt" style:font-size-complex="9pt"/>
    </style:style>
    <style:style style:name="P70" style:family="paragraph" style:parent-style-name="Standard">
      <style:paragraph-properties fo:text-align="start" style:justify-single-word="false"/>
      <style:text-properties fo:color="#006666" style:font-name="Ubuntu" fo:font-size="9pt" officeooo:rsid="002c3f6f" officeooo:paragraph-rsid="003d5471" style:font-size-asian="9pt" style:font-size-complex="9pt"/>
    </style:style>
    <style:style style:name="P71" style:family="paragraph" style:parent-style-name="Standard" style:list-style-name="L6">
      <style:paragraph-properties fo:margin-left="2.54cm" fo:margin-right="0cm" fo:text-align="start" style:justify-single-word="false" fo:text-indent="-0.635cm" style:auto-text-indent="false"/>
      <style:text-properties officeooo:rsid="002c520d" officeooo:paragraph-rsid="002c520d"/>
    </style:style>
    <style:style style:name="P72" style:family="paragraph" style:parent-style-name="Standard" style:list-style-name="L6">
      <style:paragraph-properties fo:margin-left="2.54cm" fo:margin-right="0cm" fo:text-align="start" style:justify-single-word="false" fo:text-indent="-0.635cm" style:auto-text-indent="false"/>
      <style:text-properties style:use-window-font-color="true" officeooo:paragraph-rsid="002c3f6f"/>
    </style:style>
    <style:style style:name="P73" style:family="paragraph" style:parent-style-name="Standard">
      <style:paragraph-properties fo:margin-left="2.54cm" fo:margin-right="0cm" fo:text-align="start" style:justify-single-word="false" fo:text-indent="-0.635cm" style:auto-text-indent="false"/>
      <style:text-properties style:use-window-font-color="true" officeooo:paragraph-rsid="002c3f6f"/>
    </style:style>
    <style:style style:name="P74" style:family="paragraph" style:parent-style-name="Standard" style:list-style-name="L6">
      <style:paragraph-properties fo:margin-left="2.54cm" fo:margin-right="0cm" fo:text-align="start" style:justify-single-word="false" fo:text-indent="-0.635cm" style:auto-text-indent="false"/>
      <style:text-properties style:use-window-font-color="true" officeooo:rsid="003d5471" officeooo:paragraph-rsid="003d5471"/>
    </style:style>
    <style:style style:name="P75" style:family="paragraph" style:parent-style-name="Standard" style:list-style-name="L6">
      <style:paragraph-properties fo:margin-left="2.54cm" fo:margin-right="0cm" fo:text-align="start" style:justify-single-word="false" fo:text-indent="-0.635cm" style:auto-text-indent="false"/>
      <style:text-properties fo:color="#000000" style:font-name="Ubuntu" fo:font-size="12pt" style:text-underline-style="none" officeooo:paragraph-rsid="002c3f6f" style:font-size-asian="12pt" style:font-size-complex="12pt"/>
    </style:style>
    <style:style style:name="P76" style:family="paragraph" style:parent-style-name="Standard" style:list-style-name="L6">
      <style:paragraph-properties fo:margin-left="2.54cm" fo:margin-right="0cm" fo:text-align="start" style:justify-single-word="false" fo:text-indent="-0.635cm" style:auto-text-indent="false"/>
      <style:text-properties officeooo:paragraph-rsid="002c3f6f"/>
    </style:style>
    <style:style style:name="P77" style:family="paragraph" style:parent-style-name="Standard" style:list-style-name="L5">
      <style:paragraph-properties fo:margin-left="2.54cm" fo:margin-right="0cm" fo:text-indent="-0.635cm" style:auto-text-indent="false"/>
      <style:text-properties style:font-name="Ubuntu" fo:font-weight="bold" officeooo:rsid="002e17f5" officeooo:paragraph-rsid="002e17f5" style:font-weight-asian="bold" style:font-weight-complex="bold"/>
    </style:style>
    <style:style style:name="P78" style:family="paragraph" style:parent-style-name="Standard" style:list-style-name="L5">
      <style:paragraph-properties fo:margin-left="2.54cm" fo:margin-right="0cm" fo:text-indent="-0.635cm" style:auto-text-indent="false"/>
      <style:text-properties style:font-name="Ubuntu" fo:font-weight="bold" officeooo:rsid="002e3813" officeooo:paragraph-rsid="002e3813" style:font-weight-asian="bold" style:font-weight-complex="bold"/>
    </style:style>
    <style:style style:name="P79" style:family="paragraph" style:parent-style-name="Standard" style:list-style-name="L5">
      <style:paragraph-properties fo:margin-left="2.54cm" fo:margin-right="0cm" fo:text-indent="-0.635cm" style:auto-text-indent="false"/>
      <style:text-properties style:font-name="Ubuntu" fo:font-weight="bold" officeooo:rsid="002f8090" officeooo:paragraph-rsid="002f8090" style:font-weight-asian="bold" style:font-weight-complex="bold"/>
    </style:style>
    <style:style style:name="P80" style:family="paragraph" style:parent-style-name="Standard" style:list-style-name="L8">
      <style:paragraph-properties fo:margin-left="2.54cm" fo:margin-right="0cm" fo:text-indent="-0.635cm" style:auto-text-indent="false"/>
      <style:text-properties officeooo:rsid="002f8090" officeooo:paragraph-rsid="002f8090"/>
    </style:style>
    <style:style style:name="P81" style:family="paragraph" style:parent-style-name="Standard" style:list-style-name="L5">
      <style:paragraph-properties fo:margin-left="3.81cm" fo:margin-right="0cm" fo:text-indent="-0.635cm" style:auto-text-indent="false"/>
      <style:text-properties fo:font-weight="normal" officeooo:paragraph-rsid="002e17f5"/>
    </style:style>
    <style:style style:name="P82" style:family="paragraph" style:parent-style-name="Standard" style:list-style-name="L8">
      <style:paragraph-properties fo:margin-left="3.81cm" fo:margin-right="0cm" fo:text-indent="-0.635cm" style:auto-text-indent="false"/>
      <style:text-properties fo:font-weight="normal" officeooo:rsid="0020b6d8" officeooo:paragraph-rsid="002f8090" style:font-weight-asian="normal" style:font-weight-complex="normal"/>
    </style:style>
    <style:style style:name="P83" style:family="paragraph" style:parent-style-name="Standard" style:list-style-name="L8">
      <style:paragraph-properties fo:margin-left="3.81cm" fo:margin-right="0cm" fo:text-indent="-0.635cm" style:auto-text-indent="false"/>
      <style:text-properties fo:font-variant="normal" fo:text-transform="none" fo:color="#000000" style:font-name="Ubuntu" fo:font-size="12pt" fo:letter-spacing="normal" fo:font-style="normal" fo:font-weight="normal" officeooo:rsid="002f8090" officeooo:paragraph-rsid="002f8090" style:font-size-asian="12pt" style:font-size-complex="12pt"/>
    </style:style>
    <style:style style:name="P84" style:family="paragraph" style:parent-style-name="Standard" style:list-style-name="L5">
      <style:paragraph-properties fo:margin-left="3.81cm" fo:margin-right="0cm" fo:text-indent="0cm" style:auto-text-indent="false"/>
      <style:text-properties style:font-name="Ubuntu" fo:font-weight="normal" officeooo:rsid="002e3813" officeooo:paragraph-rsid="002e3813" style:font-weight-asian="normal" style:font-weight-complex="normal"/>
    </style:style>
    <style:style style:name="P85" style:family="paragraph" style:parent-style-name="Text_20_body" style:list-style-name="L4">
      <style:text-properties officeooo:paragraph-rsid="003d5471"/>
    </style:style>
    <style:style style:name="P86" style:family="paragraph" style:parent-style-name="Text_20_body" style:list-style-name="L4">
      <style:paragraph-properties fo:text-align="justify" style:justify-single-word="false"/>
      <style:text-properties fo:font-variant="normal" fo:text-transform="none" fo:color="#000000" style:font-name="Ubuntu" fo:font-size="12pt" fo:letter-spacing="normal" fo:font-style="normal" fo:font-weight="normal" officeooo:rsid="00345bcf" officeooo:paragraph-rsid="00345bcf" style:font-weight-asian="normal" style:font-weight-complex="normal"/>
    </style:style>
    <style:style style:name="P87" style:family="paragraph" style:parent-style-name="Preformatted_20_Text" style:list-style-name="L2">
      <style:paragraph-properties fo:margin-left="2.54cm" fo:margin-right="0cm" fo:text-align="justify" style:justify-single-word="false" fo:text-indent="-0.635cm" style:auto-text-indent="false"/>
      <style:text-properties fo:font-variant="normal" fo:text-transform="none" fo:color="#333333" fo:letter-spacing="normal" officeooo:paragraph-rsid="00345bcf"/>
    </style:style>
    <style:style style:name="P88" style:family="paragraph" style:parent-style-name="Preformatted_20_Text" style:list-style-name="L5">
      <style:paragraph-properties fo:margin-left="2.54cm" fo:margin-right="0cm" fo:text-indent="-0.635cm" style:auto-text-indent="false"/>
      <style:text-properties fo:color="#000000" style:font-name="Ubuntu" fo:font-size="12pt" fo:font-weight="bold" officeooo:rsid="00307b47" officeooo:paragraph-rsid="00307b47" style:font-size-asian="12pt" style:font-weight-asian="bold" style:font-size-complex="12pt" style:font-weight-complex="bold"/>
    </style:style>
    <style:style style:name="P89" style:family="paragraph" style:parent-style-name="Preformatted_20_Text" style:list-style-name="L5">
      <style:paragraph-properties fo:margin-left="3.81cm" fo:margin-right="0cm" fo:text-indent="-0.635cm" style:auto-text-indent="false"/>
      <style:text-properties fo:color="#000000" style:font-name="Ubuntu" fo:font-size="12pt" fo:font-weight="normal" officeooo:rsid="00307b47" officeooo:paragraph-rsid="00307b47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font-name="Consolas" fo:font-size="11.25pt" fo:letter-spacing="normal" fo:font-style="normal" fo:font-weight="normal" officeooo:rsid="0020b6d8" style:font-weight-asian="bold" style:font-weight-complex="bold"/>
    </style:style>
    <style:style style:name="T2" style:family="text">
      <style:text-properties fo:font-variant="normal" fo:text-transform="none" fo:color="#000000" style:font-name="Consolas" fo:font-size="11.25pt" fo:letter-spacing="normal" fo:font-style="italic" fo:font-weight="normal" officeooo:rsid="0020b6d8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fo:color="#000000" style:font-name="Ubuntu" fo:font-size="12pt" fo:letter-spacing="normal" fo:font-style="normal" officeooo:rsid="002e17f5" style:font-size-asian="12pt" style:font-size-complex="12pt"/>
    </style:style>
    <style:style style:name="T4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Ubuntu" fo:font-size="12pt" fo:letter-spacing="normal" fo:font-style="normal" fo:font-weight="normal" officeooo:rsid="002f8090" style:font-size-asian="12pt" style:font-size-complex="12pt"/>
    </style:style>
    <style:style style:name="T6" style:family="text">
      <style:text-properties fo:font-variant="normal" fo:text-transform="none" fo:color="#000000" style:font-name="Ubuntu" fo:font-size="12pt" fo:letter-spacing="normal" fo:font-style="normal" fo:font-weight="normal" officeooo:rsid="0020b6d8" style:font-size-asian="12pt" style:font-size-complex="12pt"/>
    </style:style>
    <style:style style:name="T7" style:family="text">
      <style:text-properties fo:font-variant="normal" fo:text-transform="none" fo:color="#000000" style:font-name="Ubuntu" fo:font-size="12pt" fo:letter-spacing="normal" officeooo:rsid="0020b6d8" style:font-size-asian="12pt" style:font-size-complex="12pt"/>
    </style:style>
    <style:style style:name="T8" style:family="text">
      <style:text-properties fo:font-variant="normal" fo:text-transform="none" fo:color="#000000" style:font-name="Ubuntu" fo:font-size="12pt" fo:letter-spacing="normal" fo:font-style="italic" officeooo:rsid="0020b6d8" style:font-size-asian="12pt" style:font-style-asian="italic" style:font-size-complex="12pt" style:font-style-complex="italic"/>
    </style:style>
    <style:style style:name="T9" style:family="text">
      <style:text-properties fo:font-variant="normal" fo:text-transform="none" fo:color="#000000" style:font-name="Ubuntu" fo:font-size="12pt" fo:letter-spacing="normal" fo:font-style="italic" fo:font-weight="bold" officeooo:rsid="0020b6d8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font-variant="normal" fo:text-transform="none" fo:color="#3f7f7f" style:font-name="Ubuntu" fo:font-size="12pt" fo:letter-spacing="normal" fo:font-style="normal" style:font-size-asian="12pt" style:font-size-complex="12pt"/>
    </style:style>
    <style:style style:name="T11" style:family="text">
      <style:text-properties fo:font-variant="normal" fo:text-transform="none" fo:color="#333333" style:font-name="Ubuntu" fo:font-size="12pt" fo:letter-spacing="normal" fo:font-style="normal" style:font-size-asian="12pt" style:font-size-complex="12pt"/>
    </style:style>
    <style:style style:name="T12" style:family="text">
      <style:text-properties fo:font-variant="normal" fo:text-transform="none" fo:color="#333333" style:font-name="Ubuntu" fo:font-size="12pt" fo:letter-spacing="normal" fo:font-style="normal" style:font-size-asian="12pt" style:font-size-complex="12pt" fo:padding="0cm" fo:border="none"/>
    </style:style>
    <style:style style:name="T13" style:family="text">
      <style:text-properties fo:font-variant="normal" fo:text-transform="none" fo:color="#333333" style:font-name="Ubuntu" fo:font-size="12pt" fo:letter-spacing="normal" style:font-size-asian="12pt" style:font-size-complex="12pt"/>
    </style:style>
    <style:style style:name="T14" style:family="text">
      <style:text-properties style:font-name="Ubuntu"/>
    </style:style>
    <style:style style:name="T15" style:family="text">
      <style:text-properties style:font-name="Ubuntu" officeooo:rsid="001ed25e"/>
    </style:style>
    <style:style style:name="T16" style:family="text">
      <style:text-properties style:font-name="Ubuntu" fo:font-weight="bold" style:font-weight-asian="bold" style:font-weight-complex="bold"/>
    </style:style>
    <style:style style:name="T17" style:family="text">
      <style:text-properties style:font-name="Ubuntu" fo:font-weight="bold" officeooo:rsid="001ed25e" style:font-weight-asian="bold" style:font-weight-complex="bold"/>
    </style:style>
    <style:style style:name="T18" style:family="text">
      <style:text-properties style:font-name="Ubuntu" fo:font-weight="bold" officeooo:rsid="0020b6d8" style:font-weight-asian="bold" style:font-weight-complex="bold"/>
    </style:style>
    <style:style style:name="T19" style:family="text">
      <style:text-properties style:font-name="Ubuntu" fo:font-weight="normal" officeooo:rsid="0020b6d8" style:font-weight-asian="normal" style:font-weight-complex="normal"/>
    </style:style>
    <style:style style:name="T20" style:family="text">
      <style:text-properties style:font-name="Ubuntu" fo:font-weight="normal" officeooo:rsid="002dd455" style:font-weight-asian="normal" style:font-weight-complex="normal"/>
    </style:style>
    <style:style style:name="T21" style:family="text">
      <style:text-properties style:font-name="Ubuntu" officeooo:rsid="0020b6d8"/>
    </style:style>
    <style:style style:name="T22" style:family="text">
      <style:text-properties style:font-name="Ubuntu" style:text-underline-style="none" fo:font-weight="normal" officeooo:rsid="0024ff21" style:font-weight-asian="normal" style:font-weight-complex="normal"/>
    </style:style>
    <style:style style:name="T23" style:family="text">
      <style:text-properties style:font-name="Ubuntu" style:text-underline-style="none" fo:font-weight="normal" officeooo:rsid="0027eff8" style:font-weight-asian="normal" style:font-weight-complex="normal"/>
    </style:style>
    <style:style style:name="T24" style:family="text">
      <style:text-properties style:font-name="Ubuntu" fo:font-size="12pt" style:text-underline-style="none" style:font-size-asian="12pt" style:font-size-complex="12pt"/>
    </style:style>
    <style:style style:name="T25" style:family="text">
      <style:text-properties style:font-name="Ubuntu" fo:font-size="12pt" style:font-size-asian="12pt" style:font-size-complex="12pt"/>
    </style:style>
    <style:style style:name="T26" style:family="text">
      <style:text-properties style:font-name="Ubuntu" fo:font-size="12pt" officeooo:rsid="0038dea2" style:font-size-asian="12pt" style:font-size-complex="12pt"/>
    </style:style>
    <style:style style:name="T27" style:family="text">
      <style:text-properties style:font-name="Ubuntu" fo:font-size="12pt" officeooo:rsid="003b2a8b" style:font-size-asian="12pt" style:font-size-complex="12pt"/>
    </style:style>
    <style:style style:name="T28" style:family="text">
      <style:text-properties style:font-name="Ubuntu" officeooo:rsid="002dd455"/>
    </style:style>
    <style:style style:name="T29" style:family="text">
      <style:text-properties style:font-name="Ubuntu" officeooo:rsid="002e17f5" style:font-weight-asian="normal" style:font-weight-complex="normal"/>
    </style:style>
    <style:style style:name="T30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font-name="Ubuntu" fo:font-style="italic" fo:font-weight="bold" officeooo:rsid="002f8090" style:font-style-asian="italic" style:font-weight-asian="bold" style:font-style-complex="italic" style:font-weight-complex="bold"/>
    </style:style>
    <style:style style:name="T32" style:family="text">
      <style:text-properties style:font-name="Ubuntu" officeooo:rsid="002f8090"/>
    </style:style>
    <style:style style:name="T33" style:family="text">
      <style:text-properties style:font-name="Ubuntu" officeooo:rsid="0030ed5f" style:font-weight-asian="bold" style:font-weight-complex="bold"/>
    </style:style>
    <style:style style:name="T34" style:family="text">
      <style:text-properties fo:color="#3c3c3c"/>
    </style:style>
    <style:style style:name="T35" style:family="text">
      <style:text-properties fo:color="#3c3c3c" style:font-name="Ubuntu" fo:font-size="12pt" fo:font-style="italic" style:font-size-asian="12pt" style:font-style-asian="italic" style:font-size-complex="12pt" style:font-style-complex="italic"/>
    </style:style>
    <style:style style:name="T36" style:family="text">
      <style:text-properties fo:color="#000000"/>
    </style:style>
    <style:style style:name="T37" style:family="text">
      <style:text-properties fo:color="#000000" style:font-name="Ubuntu"/>
    </style:style>
    <style:style style:name="T38" style:family="text">
      <style:text-properties fo:color="#000000" style:font-name="Ubuntu" officeooo:rsid="002c520d"/>
    </style:style>
    <style:style style:name="T39" style:family="text">
      <style:text-properties fo:color="#000000" style:font-name="Ubuntu" fo:font-size="12pt" style:text-underline-style="none" style:font-size-asian="12pt" style:font-size-complex="12pt"/>
    </style:style>
    <style:style style:name="T40" style:family="text">
      <style:text-properties fo:color="#000000" style:font-name="Ubuntu" officeooo:rsid="001ed25e"/>
    </style:style>
    <style:style style:name="T41" style:family="text">
      <style:text-properties fo:color="#000000" fo:background-color="transparent" loext:char-shading-value="0" fo:padding="0cm" fo:border="none"/>
    </style:style>
    <style:style style:name="T42" style:family="text">
      <style:text-properties fo:color="#006666"/>
    </style:style>
    <style:style style:name="T43" style:family="text">
      <style:text-properties fo:color="#006666" style:font-name="Ubuntu"/>
    </style:style>
    <style:style style:name="T44" style:family="text">
      <style:text-properties fo:color="#006666" style:font-name="Ubuntu" fo:font-weight="normal" officeooo:rsid="001ed25e" style:font-weight-asian="normal" style:font-weight-complex="normal"/>
    </style:style>
    <style:style style:name="T45" style:family="text">
      <style:text-properties fo:color="#006666" officeooo:rsid="002dd455"/>
    </style:style>
    <style:style style:name="T46" style:family="text">
      <style:text-properties fo:color="#006666" officeooo:rsid="002e17f5"/>
    </style:style>
    <style:style style:name="T47" style:family="text">
      <style:text-properties fo:color="#008080"/>
    </style:style>
    <style:style style:name="T48" style:family="text">
      <style:text-properties fo:color="#008080" officeooo:rsid="002e17f5"/>
    </style:style>
    <style:style style:name="T49" style:family="text">
      <style:text-properties fo:color="#7f007f"/>
    </style:style>
    <style:style style:name="T50" style:family="text">
      <style:text-properties fo:color="#2a00ff" fo:font-style="italic" style:font-style-asian="italic"/>
    </style:style>
    <style:style style:name="T51" style:family="text">
      <style:text-properties fo:color="#2a00ff" fo:font-style="italic" officeooo:rsid="002dd455" style:font-style-asian="italic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1ed25e" style:font-weight-asian="bold" style:font-weight-complex="bold"/>
    </style:style>
    <style:style style:name="T54" style:family="text">
      <style:text-properties fo:color="#77216f" style:font-name="Ubuntu" fo:font-weight="normal" officeooo:rsid="001ed25e" style:font-weight-asian="normal" style:font-weight-complex="normal"/>
    </style:style>
    <style:style style:name="T55" style:family="text">
      <style:text-properties fo:color="#0000cc"/>
    </style:style>
    <style:style style:name="T56" style:family="text">
      <style:text-properties fo:color="#0000cc" style:font-name="Ubuntu" fo:font-weight="normal" officeooo:rsid="001ed25e" style:font-weight-asian="normal" style:font-weight-complex="normal"/>
    </style:style>
    <style:style style:name="T57" style:family="text">
      <style:text-properties fo:color="#0000cc" style:font-name="Ubuntu" officeooo:rsid="001ed25e"/>
    </style:style>
    <style:style style:name="T58" style:family="text">
      <style:text-properties fo:color="#0000cc" officeooo:rsid="002e17f5"/>
    </style:style>
    <style:style style:name="T59" style:family="text">
      <style:text-properties fo:color="#990000"/>
    </style:style>
    <style:style style:name="T60" style:family="text">
      <style:text-properties fo:color="#990066"/>
    </style:style>
    <style:style style:name="T61" style:family="text">
      <style:text-properties officeooo:rsid="00345bcf"/>
    </style:style>
    <style:style style:name="T62" style:family="text">
      <style:text-properties fo:color="#660033" fo:background-color="transparent" loext:char-shading-value="0" fo:padding="0cm" fo:border="none"/>
    </style:style>
    <style:style style:name="T63" style:family="text">
      <style:text-properties fo:color="#7a0874" fo:background-color="transparent" loext:char-shading-value="0" fo:padding="0cm" fo:border="none"/>
    </style:style>
    <style:style style:name="T64" style:family="text">
      <style:text-properties fo:color="#c20cb9" fo:background-color="transparent" loext:char-shading-value="0" fo:padding="0cm" fo:border="none"/>
    </style:style>
    <style:style style:name="T65" style:family="text">
      <style:text-properties officeooo:rsid="00345bcf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0.06pt solid #000000" style:shadow="none" draw:shadow-opacity="100%"/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cm" fo:border="0.06pt solid #000000" style:shadow="none" draw:shadow-opacity="100%"/>
    </style:style>
    <style:style style:name="fr3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draw:fill="solid" fo:padding="0cm" fo:border="0.06pt solid #000000" style:shadow="none" draw:shadow-opacity="100%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MVC</text:p>
      <text:p text:style-name="P2"/>
      <text:p text:style-name="P8"><text:span text:style-name="T14">The Spring Web model-view-controller (MVC) framework is designed around a </text:span><text:span text:style-name="Source_20_Text"><text:span text:style-name="T16">DispatcherServlet </text:span></text:span><text:span text:style-name="T14">that dispatches requests to handlers, with configurable handler mappings, view resolution, locale, time zone and theme resolution as well as support for uploadin</text:span><text:span text:style-name="T15">g </text:span><text:span text:style-name="T14">files.</text:span></text:p>
      <text:p text:style-name="P8"><text:span text:style-name="T14">The default handler is based on the </text:span><text:span text:style-name="Source_20_Text"><text:span text:style-name="T16">@Controller </text:span></text:span><text:span text:style-name="T14">and </text:span><text:span text:style-name="Source_20_Text"><text:span text:style-name="T16">@RequestMapping </text:span></text:span><text:span text:style-name="T14">annotations, offering a wide range of flexible handling methods. With the introduction of Spring 3.0, the </text:span><text:span text:style-name="Source_20_Text"><text:span text:style-name="T16">@Controller </text:span></text:span><text:span text:style-name="T14">mechanism also allows you to create RESTful Web sites and applications, through the </text:span><text:span text:style-name="Source_20_Text"><text:span text:style-name="T16">@PathVariable </text:span></text:span><text:span text:style-name="T14">annotation and other features.</text:span></text:p>
      <text:p text:style-name="P8"/>
      <text:p text:style-name="P4">Directory Structure</text:p>
      <text:p text:style-name="P3"><draw:frame draw:style-name="fr1" draw:name="Frame10" text:anchor-type="paragraph" svg:x="0.201cm" svg:y="0.277cm" svg:width="17.415cm" draw:z-index="9"><draw:text-box fo:min-height="11.716cm"><text:p text:style-name="P49"/><text:p text:style-name="P49"><text:tab/>spring-mvc-sampleproject</text:p><text:p text:style-name="P5"><text:s text:c="4"/><text:tab/>|-- pom.xml</text:p><text:p text:style-name="P5"><text:s text:c="4"/><text:tab/>`-- src</text:p><text:p text:style-name="P5"><text:s text:c="8"/><text:tab/>`-- main</text:p><text:p text:style-name="P5"><text:tab/> <text:s text:c="11"/>|-- java</text:p><text:p text:style-name="P5"><text:tab/> <text:s text:c="11"/>| <text:s text:c="2"/>`-- com</text:p><text:p text:style-name="P5"><text:tab/> <text:s text:c="11"/>| <text:s text:c="6"/>`-- sample</text:p><text:p text:style-name="P5"><text:tab/> <text:s text:c="11"/>| <text:s text:c="10"/>`-- test</text:p><text:p text:style-name="P5"><text:tab/> <text:s text:c="11"/>| <text:s text:c="14"/>`-- controller</text:p><text:p text:style-name="P5"><text:tab/> <text:s text:c="11"/>| <text:s text:c="18"/>`-- <text:span text:style-name="T52">HelloController.java</text:span></text:p><text:p text:style-name="P5"><text:tab/> <text:s text:c="11"/>|-- resources</text:p><text:p text:style-name="P5"><text:tab/> <text:s text:c="11"/>`-- webapp</text:p><text:p text:style-name="P5"><text:tab/> <text:s text:c="15"/>|-- <text:span text:style-name="T52">resources</text:span></text:p><text:p text:style-name="P5"><text:tab/> <text:s text:c="15"/>| <text:s text:c="2"/>`-- css</text:p><text:p text:style-name="P5"><text:tab/> <text:s text:c="15"/>| <text:s text:c="4"/>| <text:s text:c="4"/>|-- hello.css</text:p><text:p text:style-name="P5"><text:tab/> <text:s text:c="15"/>| <text:s text:c="6"/>`-- js</text:p><text:p text:style-name="P5"><text:tab/> <text:s text:c="15"/>| <text:s text:c="10"/>|-- hello.js</text:p><text:p text:style-name="P5"><text:tab/> <text:s text:c="15"/>`-- WEB-INF</text:p><text:p text:style-name="P5"><text:tab/> <text:s text:c="19"/>|-- <text:span text:style-name="T53">frontController-servlet</text:span><text:span text:style-name="T52">.xml</text:span></text:p><text:p text:style-name="P5"><text:tab/> <text:s text:c="19"/>|-- views</text:p><text:p text:style-name="P5"><text:tab/> <text:s text:c="19"/>| <text:s text:c="2"/>`-- jsp</text:p><text:p text:style-name="P5"><text:tab/> <text:s text:c="19"/>| <text:s text:c="6"/>`-- hello.jsp</text:p><text:p text:style-name="P5"><text:s text:c="13"/><text:tab/> <text:s text:c="6"/>`-- <text:span text:style-name="T52">web.xml</text:span></text:p><text:p text:style-name="P5"/></draw:text-box></draw:frame></text:p>
      <text:p text:style-name="P55">Creating a Spring MVC project in Maven</text:p>
      <text:p text:style-name="P4"/>
      <text:list xml:id="list1607286841474567108" text:style-name="L1">
        <text:list-item>
          <text:p text:style-name="P57">Navigate to the directory you want to create the project and type the following command.</text:p>
        </text:list-item>
      </text:list>
      <text:list xml:id="list6285345487597118131" text:style-name="L2">
        <text:list-header>
          <text:p text:style-name="P61"/>
          <text:p text:style-name="P87"><draw:frame draw:style-name="fr1" draw:name="Frame11" text:anchor-type="paragraph" svg:x="0.178cm" svg:y="0.256cm" svg:width="17.517cm" draw:z-index="10"><draw:text-box fo:min-height="3.207cm"><text:p text:style-name="P51"/><text:p text:style-name="P51"/><text:p text:style-name="P51">$ mvn archetype:generate <text:span text:style-name="T62">-DgroupId</text:span>=<text:span text:style-name="T63">{</text:span>project-packaging<text:span text:style-name="T63">}</text:span> </text:p><text:p text:style-name="P52"><text:span text:style-name="T65"><text:tab/></text:span><text:span text:style-name="T62">-DartifactId</text:span>=<text:span text:style-name="T63">{</text:span>project-name<text:span text:style-name="T63">}</text:span> </text:p><text:p text:style-name="P52"><text:tab/><text:span text:style-name="T62">-DarchetypeArtifactId</text:span>=maven-archetype-webapp </text:p><text:p text:style-name="P52"><text:tab/><text:span text:style-name="T62">-DinteractiveMode</text:span>=<text:span text:style-name="T64">false</text:span></text:p><text:p text:style-name="P51"/><text:p text:style-name="P51"/></draw:text-box></draw:frame><text:soft-page-break/></text:p>
        </text:list-header>
      </text:list>
      <text:p text:style-name="P50"/>
      <text:p text:style-name="P51"/>
      <text:p text:style-name="P51"><draw:frame draw:style-name="fr1" draw:name="Frame12" text:anchor-type="paragraph" svg:x="-0.22cm" svg:y="0.201cm" svg:width="17.865cm" draw:z-index="11"><draw:text-box fo:min-height="3.041cm"><text:p text:style-name="P51"/><text:p text:style-name="P37"><text:span text:style-name="T41"><text:tab/>//for</text:span> example</text:p><text:p text:style-name="P38"><text:span text:style-name="T65"><text:tab/></text:span>$ mvn archetype:generate <text:span text:style-name="T62">-DgroupId</text:span>=com.<text:span text:style-name="T61">sample.test</text:span></text:p><text:p text:style-name="P39"><text:tab/><text:tab/><text:span text:style-name="T62">-DartifactId</text:span>=<text:span text:style-name="T33">spring-mvc-sampleproject</text:span></text:p><text:p text:style-name="P38"><text:tab/><text:tab/><text:span text:style-name="T62">-DarchetypeArtifactId</text:span>=maven-archetype-webapp</text:p><text:p text:style-name="P38"><text:tab/><text:tab/><text:span text:style-name="T62">-DinteractiveMode</text:span>=<text:span text:style-name="T64">false</text:span></text:p><text:p text:style-name="P37"/><text:p text:style-name="P37"/></draw:text-box></draw:frame></text:p>
      <text:p text:style-name="P50"><text:span text:style-name="T11">A new web project named “</text:span><text:span text:style-name="Source_20_Text"><text:span text:style-name="T12">CounterWebApp</text:span></text:span><text:span text:style-name="T13">“</text:span><text:span text:style-name="T11">, and some of the standard web directory structure is created automatically.</text:span></text:p>
      <text:p text:style-name="P9"/>
      <text:p text:style-name="P9"/>
      <text:p text:style-name="P9"/>
      <text:list xml:id="list6287698627496561445" text:style-name="L3">
        <text:list-item>
          <text:p text:style-name="P62">To import this project into Eclipse, you need to generate some Eclipse project configuration files . <text:s/>To generate configuration file navigate to the root folder an type the following command</text:p>
        </text:list-item>
      </text:list>
      <text:p text:style-name="P6"/>
      <text:p text:style-name="P6"/>
      <text:p text:style-name="P53"><draw:frame draw:style-name="fr1" draw:name="Frame13" text:anchor-type="paragraph" svg:x="-0.497cm" svg:y="0.201cm" svg:width="18.101cm" draw:z-index="12"><draw:text-box fo:min-height="1.113cm"><text:p text:style-name="P51"/><text:p text:style-name="P51">mvn eclipse:eclipse <text:span text:style-name="T62">-Dwtpversion</text:span>=<text:span text:style-name="T41">2.0</text:span></text:p></draw:text-box></draw:frame></text:p>
      <text:p text:style-name="P53"/>
      <text:p text:style-name="P53"><text:span text:style-name="T25">This option</text:span><text:span text:style-name="T26"> </text:span><text:span text:style-name="Source_20_Text"><text:span text:style-name="T25">-Dwtpversion=2.0 </text:span></text:span><text:span text:style-name="T25">tells Maven to convert the project into an Eclipse web project (WAR), not the default Java project (JAR).</text:span></text:p>
      <text:p text:style-name="P54"/>
      <text:p text:style-name="P54"/>
      <text:list xml:id="list6597910487257019139" text:style-name="L4">
        <text:list-item>
          <text:p text:style-name="P86">Imports it into Eclipse IDE – File -&gt; Import… -&gt; General -&gt; Existing Projects into workspace.</text:p>
        </text:list-item>
        <text:list-item>
          <text:p text:style-name="P85"><text:span text:style-name="T27">Update pom</text:span><text:line-break/></text:p>
        </text:list-item>
      </text:list>
      <text:p text:style-name="P3">Configuration :</text:p>
      <text:p text:style-name="P3"/>
      <text:p text:style-name="P3"/>
      <text:list xml:id="list444627016732670037" text:style-name="L5">
        <text:list-item>
          <text:p text:style-name="P58">Add the following dependencies <text:s/>:</text:p>
        </text:list-item>
      </text:list>
      <text:list xml:id="list4594270971106841604" text:style-name="L6">
        <text:list-header>
          <text:p text:style-name="P71"/>
          <text:p text:style-name="P74"/>
        </text:list-header>
        <text:list-item>
          <text:p text:style-name="P72"><text:span text:style-name="T24">spring-orm</text:span><text:span text:style-name="T25"><text:tab/></text:span></text:p>
        </text:list-item>
      </text:list>
      <text:p text:style-name="P73"><text:span text:style-name="T25"/></text:p>
      <text:p text:style-name="P70"><draw:frame draw:style-name="fr1" draw:name="Frame3" text:anchor-type="paragraph" svg:x="3.41cm" svg:y="0.228cm" svg:width="10.765cm" draw:z-index="3"><draw:text-box fo:min-height="2.526cm"><text:p text:style-name="P48"><text:tab/></text:p><text:p text:style-name="P48"><text:tab/>&lt;dependency&gt;</text:p><text:p text:style-name="P12"><text:span text:style-name="T14"><text:tab/><text:tab/>&lt;groupId&gt;</text:span><text:span text:style-name="T37">org.springframework</text:span><text:span text:style-name="T14">&lt;/groupId&gt;</text:span></text:p><text:p text:style-name="P12"><text:span text:style-name="T14"><text:tab/><text:tab/>&lt;artifactId&gt;</text:span><text:span text:style-name="T37">spring-orm</text:span><text:span text:style-name="T14">&lt;/artifactId&gt;</text:span></text:p><text:p text:style-name="P12"><text:span text:style-name="T14"><text:tab/><text:tab/>&lt;version&gt;</text:span><text:span text:style-name="T37">4.1.7.RELEASE</text:span><text:span text:style-name="T14">&lt;/version&gt;</text:span></text:p><text:p text:style-name="P17"><text:tab/>&lt;/dependency&gt;</text:p></draw:text-box></draw:frame><text:tab/><text:tab/></text:p>
      <text:p text:style-name="P70"/>
      <text:p text:style-name="P70"><text:tab/></text:p>
      <text:p text:style-name="P12"/>
      <text:p text:style-name="P12"/>
      <text:p text:style-name="P12"/>
      <text:p text:style-name="P12"/>
      <text:p text:style-name="P12"/>
      <text:p text:style-name="P17"><text:tab/><text:tab/></text:p>
      <text:p text:style-name="P17"><text:tab/></text:p>
      <text:p text:style-name="P12"/>
      <text:p text:style-name="P17"><text:soft-page-break/></text:p>
      <text:p text:style-name="P17"/>
      <text:p text:style-name="P17"/>
      <text:p text:style-name="P17"/>
      <text:list xml:id="list143628177731636" text:continue-numbering="true" text:style-name="L6">
        <text:list-item>
          <text:p text:style-name="P75">spring-core</text:p>
        </text:list-item>
      </text:list>
      <text:p text:style-name="P24"><draw:frame draw:style-name="fr1" draw:name="Frame5" text:anchor-type="paragraph" svg:x="3.41cm" svg:y="0.228cm" svg:width="10.765cm" draw:z-index="4"><draw:text-box fo:min-height="2.526cm"><text:p text:style-name="P48"><text:tab/></text:p><text:p text:style-name="P48"><text:tab/>&lt;dependency&gt;</text:p><text:p text:style-name="P12"><text:span text:style-name="T14"><text:tab/><text:tab/>&lt;groupId&gt;</text:span><text:span text:style-name="T37">org.springframework</text:span><text:span text:style-name="T14">&lt;/groupId&gt;</text:span></text:p><text:p text:style-name="P12"><text:span text:style-name="T14"><text:tab/><text:tab/>&lt;artifactId&gt;</text:span><text:span text:style-name="T37">spring-</text:span><text:span text:style-name="T38">core</text:span><text:span text:style-name="T14">&lt;/artifactId&gt;</text:span></text:p><text:p text:style-name="P12"><text:span text:style-name="T14"><text:tab/><text:tab/>&lt;version&gt;</text:span><text:span text:style-name="T37">4.1.7.RELEASE</text:span><text:span text:style-name="T14">&lt;/version&gt;</text:span></text:p><text:p text:style-name="P17"><text:tab/>&lt;/dependency&gt;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list xml:id="list143629695749998" text:continue-numbering="true" text:style-name="L6">
        <text:list-item>
          <text:p text:style-name="P75">spring-web</text:p>
        </text:list-item>
      </text:list>
      <text:p text:style-name="P24"><draw:frame draw:style-name="fr1" draw:name="Frame6" text:anchor-type="paragraph" svg:x="3.41cm" svg:y="0.228cm" svg:width="10.765cm" draw:z-index="5"><draw:text-box fo:min-height="2.526cm"><text:p text:style-name="P48"><text:tab/></text:p><text:p text:style-name="P48"><text:tab/>&lt;dependency&gt;</text:p><text:p text:style-name="P12"><text:span text:style-name="T14"><text:tab/><text:tab/>&lt;groupId&gt;</text:span><text:span text:style-name="T37">org.springframework</text:span><text:span text:style-name="T14">&lt;/groupId&gt;</text:span></text:p><text:p text:style-name="P12"><text:span text:style-name="T14"><text:tab/><text:tab/>&lt;artifactId&gt;</text:span><text:span text:style-name="T37">spring-</text:span><text:span text:style-name="T38">web</text:span><text:span text:style-name="T14">&lt;/artifactId&gt;</text:span></text:p><text:p text:style-name="P12"><text:span text:style-name="T14"><text:tab/><text:tab/>&lt;version&gt;</text:span><text:span text:style-name="T37">4.1.7.RELEASE</text:span><text:span text:style-name="T14">&lt;/version&gt;</text:span></text:p><text:p text:style-name="P17"><text:tab/>&lt;/dependency&gt;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list xml:id="list143629450399021" text:continue-numbering="true" text:style-name="L6">
        <text:list-item>
          <text:p text:style-name="P76"><text:span text:style-name="T39">spring-webmvc</text:span><text:a xlink:type="simple" xlink:href="http://mvnrepository.com/artifact/org.springframework/spring-webmvc/4.1.7.RELEASE"><text:span text:style-name="T22"> </text:span></text:a></text:p>
          <text:p text:style-name="P66"><draw:frame draw:style-name="fr1" draw:name="Frame7" text:anchor-type="paragraph" svg:x="3.41cm" svg:y="0.228cm" svg:width="10.765cm" draw:z-index="6"><draw:text-box fo:min-height="2.526cm"><text:p text:style-name="P48"><text:tab/></text:p><text:p text:style-name="P48"><text:tab/>&lt;dependency&gt;</text:p><text:p text:style-name="P12"><text:span text:style-name="T14"><text:tab/><text:tab/>&lt;groupId&gt;</text:span><text:span text:style-name="T37">org.springframework</text:span><text:span text:style-name="T14">&lt;/groupId&gt;</text:span></text:p><text:p text:style-name="P12"><text:span text:style-name="T14"><text:tab/><text:tab/>&lt;artifactId&gt;</text:span><text:span text:style-name="T37">spring-</text:span><text:span text:style-name="T38">w</text:span><text:span text:style-name="T14">&lt;/artifactId&gt;</text:span></text:p><text:p text:style-name="P12"><text:span text:style-name="T14"><text:tab/><text:tab/>&lt;version&gt;</text:span><text:span text:style-name="T37">4.1.7.RELEASE</text:span><text:span text:style-name="T14">&lt;/version&gt;</text:span></text:p><text:p text:style-name="P17"><text:tab/>&lt;/dependency&gt;</text:p></draw:text-box></draw:frame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3629831250706" text:continue-list="list444627016732670037" text:style-name="L5">
        <text:list-item>
          <text:p text:style-name="P64"><text:span text:style-name="T14">Configure </text:span><text:span text:style-name="T16">web.xml</text:span><text:span text:style-name="T14"> to map requests that you want the </text:span><text:span text:style-name="Source_20_Text"><text:span text:style-name="T16">DispatcherServlet</text:span></text:span><text:span text:style-name="Source_20_Text"><text:span text:style-name="T19">(</text:span></text:span><text:span text:style-name="Source_20_Text"><text:span text:style-name="T18"> </text:span></text:span><text:span text:style-name="Source_20_Text"><text:span text:style-name="T2">org.springframework.web.servlet.DispatcherServlet</text:span></text:span><text:span text:style-name="Source_20_Text"><text:span text:style-name="T1">)</text:span></text:span><text:span text:style-name="Source_20_Text"><text:span text:style-name="T14"> </text:span></text:span><text:span text:style-name="T14">to handle, by using a URL mapping.</text:span></text:p>
        </text:list-item>
      </text:list>
      <text:p text:style-name="P15"><draw:frame draw:style-name="fr2" draw:name="Frame1" text:anchor-type="paragraph" svg:x="0.813cm" svg:y="0.263cm" svg:width="16.168cm" draw:z-index="0"><draw:text-box fo:min-height="6.011cm"><text:p text:style-name="Standard"/><text:p text:style-name="P15"><text:tab/>&lt;web-app&gt;</text:p><text:p text:style-name="P44"><text:tab/><text:tab/> &lt;servlet&gt;</text:p><text:p text:style-name="P44"><text:s text:c="8"/><text:tab/><text:tab/><text:tab/>&lt;servlet-name&gt;<text:span text:style-name="T36">example</text:span>&lt;/servlet-name&gt;</text:p><text:p text:style-name="P44"><text:s text:c="3"/><text:tab/><text:tab/><text:tab/>&lt;servlet-class&gt;<text:span text:style-name="T36">org.springframework.web.servlet.DispatcherServlet</text:span>&lt;/servlet-class&gt;</text:p><text:p text:style-name="P44"><text:tab/><text:tab/> <text:s/><text:tab/>&lt;load-on-startup&gt;<text:span text:style-name="T36">1</text:span>&lt;/load-on-startup&gt;</text:p><text:p text:style-name="P44"><text:s text:c="4"/><text:tab/><text:tab/>&lt;/servlet&gt;</text:p><text:p text:style-name="P44"/><text:p text:style-name="P44"><text:s text:c="2"/><text:tab/><text:tab/>&lt;servlet-mapping&gt;</text:p><text:p text:style-name="P44"><text:s text:c="8"/><text:tab/><text:tab/><text:tab/>&lt;servlet-name&gt;<text:span text:style-name="T36">example</text:span>&lt;/servlet-name&gt;</text:p><text:p text:style-name="P44"><text:s text:c="8"/><text:tab/><text:tab/><text:tab/>&lt;url-pattern&gt;<text:span text:style-name="T36">/example/*</text:span>&lt;/url-pattern&gt;</text:p><text:p text:style-name="P44"><text:tab/><text:tab/>&lt;/servlet-mapping&gt;</text:p><text:p text:style-name="P44"/><text:p text:style-name="P44"><text:tab/>&lt;/web-app&gt;</text:p></draw:text-box></draw:frame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list xml:id="list143628823257308" text:continue-numbering="true" text:style-name="L5">
        <text:list-item>
          <text:p text:style-name="P65"><text:span text:style-name="T21">Associate a </text:span><text:span text:style-name="T17">frontController-servlet </text:span><text:span text:style-name="T19">with Dispatcher Servlet using context param.</text:span></text:p>
        </text:list-item>
      </text:list>
      <text:p text:style-name="P10"/>
      <text:p text:style-name="P10"/>
      <text:p text:style-name="P7"><draw:frame draw:style-name="fr1" draw:name="Frame2" text:anchor-type="paragraph" svg:x="0.866cm" svg:y="0.316cm" svg:width="16.009cm" draw:z-index="1"><draw:text-box fo:min-height="2.133cm"><text:p text:style-name="P47"><text:tab/></text:p><text:p text:style-name="P47"><text:tab/>&lt;context-param&gt;</text:p><text:p text:style-name="P44"><text:s text:c="7"/><text:tab/><text:tab/> &lt;param-name&gt;<text:span text:style-name="T36">contextConfigLocation</text:span>&lt;/param-name&gt;</text:p><text:p text:style-name="P44"><text:s text:c="5"/><text:tab/><text:tab/> &lt;param-value&gt;<text:span text:style-name="T36">/WEB-INF/root-context.xml</text:span>&lt;/param-value&gt;</text:p><text:p text:style-name="P44"><text:tab/>&lt;/context-param&gt;</text:p><text:p text:style-name="P44"><text:tab/></text:p></draw:text-box></draw:frame></text:p>
      <text:list xml:id="list143628506097656" text:continue-numbering="true" text:style-name="L5">
        <text:list-header>
          <text:p text:style-name="P63"/>
        </text:list-header>
      </text:list>
      <text:p text:style-name="Standard"/>
      <text:p text:style-name="Standard"/>
      <text:list xml:id="list143628626392386" text:continue-numbering="true" text:style-name="L5">
        <text:list-header>
          <text:p text:style-name="P63"><text:s/><text:tab/></text:p>
        </text:list-header>
      </text:list>
      <text:list xml:id="list967013255076574451" text:style-name="L7">
        <text:list-item>
          <text:p text:style-name="P67"><text:span text:style-name="T22">A</text:span><text:span text:style-name="T23">dd the listener to web.xml file of class </text:span><text:span text:style-name="T35">org.springframework.web.context.ContextLoaderListener</text:span></text:p>
        </text:list-item>
      </text:list>
      <text:p text:style-name="P23"/>
      <text:p text:style-name="P23"/>
      <text:p text:style-name="P20"><draw:frame draw:style-name="fr1" draw:name="Frame4" text:anchor-type="paragraph" svg:x="0.813cm" svg:y="0.201cm" svg:width="16.088cm" draw:z-index="2"><draw:text-box fo:min-height="2.002cm"><text:p text:style-name="P47"><text:tab/></text:p><text:p text:style-name="P47"><text:tab/>&lt;listener&gt;</text:p><text:p text:style-name="P45"><text:tab/> <text:s text:c="7"/>&lt;listener-class&gt;<text:span text:style-name="T36">org.springframework.web.context.ContextLoaderListener</text:span>&lt;/listener-class&gt;</text:p><text:p text:style-name="P36"><text:tab/> &lt;/listener&gt;</text:p></draw:text-box></draw:frame><text:tab/></text:p>
      <text:p text:style-name="P16"/>
      <text:p text:style-name="P16"/>
      <text:p text:style-name="P16"/>
      <text:p text:style-name="P16"/>
      <text:list xml:id="list143629243888091" text:continue-list="list143628626392386" text:style-name="L5">
        <text:list-item>
          <text:p text:style-name="P68"><text:span text:style-name="T28">Configure</text:span><text:span text:style-name="T14"> </text:span><text:span text:style-name="T17">frontController-servlet </text:span><text:span text:style-name="T20">file</text:span><text:span text:style-name="T17">.</text:span></text:p>
          <text:list>
            <text:list-header>
              <text:p text:style-name="P59">This file serves as the Dispatcher servlet for the webapp. </text:p>
            </text:list-header>
          </text:list>
          <text:p text:style-name="P77"/>
        </text:list-item>
        <text:list-item>
          <text:p text:style-name="P77">component-scan </text:p>
          <text:list>
            <text:list-header>
              <text:p text:style-name="P81"><text:span text:style-name="T29">When we use the @controller for defining the controller the </text:span><text:span text:style-name="T10">component-scan </text:span><text:span text:style-name="T3">element helps to auto detect the <text:s/>conroller from the base package.</text:span></text:p>
              <text:p text:style-name="P81"><text:span text:style-name="T3"/></text:p>
            </text:list-header>
          </text:list>
        </text:list-item>
        <text:list-item>
          <text:p text:style-name="P78">annotation-driven</text:p>
          <text:list>
            <text:list-item>
              <text:list>
                <text:list-header>
                  <text:p text:style-name="P84">For enabling MVC java config.</text:p>
                  <text:p text:style-name="P84"/>
                </text:list-header>
              </text:list>
            </text:list-item>
          </text:list>
        </text:list-item>
        <text:list-item>
          <text:p text:style-name="P79">resources</text:p>
        </text:list-item>
      </text:list>
      <text:p text:style-name="P40"><text:span text:style-name="T5">T</text:span><text:span text:style-name="T6">o serve resource requests with a URL pattern of </text:span><text:span text:style-name="T9">/</text:span><text:span text:style-name="Source_20_Text"><text:span text:style-name="T30">resources</text:span></text:span><text:span text:style-name="Source_20_Text"><text:span text:style-name="T9">/**</text:span></text:span><text:span text:style-name="Source_20_Text"><text:span text:style-name="T8"> </text:span></text:span><text:span text:style-name="Source_20_Text"><text:span text:style-name="T7"><text:s/></text:span></text:span><text:span text:style-name="T6">from a <text:s/></text:span><text:span text:style-name="Source_20_Text"><text:span text:style-name="T31">resources</text:span></text:span><text:span text:style-name="Source_20_Text"><text:span text:style-name="T32"> </text:span></text:span><text:span text:style-name="T6">directory within the web application root.</text:span></text:p>
      <text:p text:style-name="P41"/>
      <text:list xml:id="list5694830042173762119" text:style-name="L8">
        <text:list-item>
          <text:p text:style-name="P80"><text:span text:style-name="T6">A </text:span><text:span text:style-name="T4">bean is set for View resolver</text:span></text:p>
          <text:p text:style-name="P83"><text:s/>Used to map the requested Viewname with the original view. A prefix which contains the relative path of the view and <text:s/>a suffix which contains the extension of the view. Using these two properties the path of view is resolved. </text:p>
          <text:p text:style-name="P82"><draw:frame draw:style-name="fr1" draw:name="Frame9" text:anchor-type="paragraph" svg:x="0.43cm" svg:y="0.201cm" svg:width="16.193cm" draw:z-index="7"><draw:text-box fo:min-height="2.559cm"><text:p text:style-name="P18"/><text:p text:style-name="P19"><text:tab/></text:p><text:p text:style-name="P19"><text:tab/>&lt;beans <text:span text:style-name="T49">xmlns</text:span><text:span text:style-name="T34">=</text:span><text:span text:style-name="T50">"http://www.springframework.org/schema/beans"</text:span></text:p><text:p text:style-name="P30"><text:tab/><text:tab/><text:span text:style-name="T49">xmlns:xsi</text:span><text:span text:style-name="T34">=</text:span><text:span text:style-name="T50">"http://www.w3.org/2001/XMLSchema-instance"</text:span></text:p><text:p text:style-name="P27"><text:tab/><text:tab/><text:span text:style-name="T49">xmlns:context</text:span><text:span text:style-name="T34">=</text:span><text:span text:style-name="T50">"http://www.springframework.org/schema/context"</text:span></text:p><text:p text:style-name="P27"><text:tab/><text:tab/><text:span text:style-name="T49">xmlns:mvc</text:span><text:span text:style-name="T34">=</text:span><text:span text:style-name="T50">"http://www.springframework.org/schema/mvc"</text:span></text:p><text:p text:style-name="P27"><text:tab/><text:tab/><text:span text:style-name="T49">xsi:schemaLocation</text:span><text:span text:style-name="T34">=</text:span><text:span text:style-name="T50">"http://www.springframework.org/schema/mvc </text:span></text:p><text:p text:style-name="P27"><text:span text:style-name="T50"><text:tab/><text:tab/><text:tab/> <text:s text:c="6"/></text:span><text:span text:style-name="T51">h</text:span><text:span text:style-name="T50">ttp://www.springframework.org/schema/mvc/spring-mvc-3.2.xsd</text:span></text:p><text:p text:style-name="P32"><text:tab/><text:tab/><text:tab/> <text:s text:c="5"/>http://www.springframework.org/schema/beans </text:p><text:p text:style-name="P32"><text:tab/><text:tab/><text:tab/> <text:s text:c="5"/>http://www.springframework.org/schema/beans/spring-beans.xsd</text:p><text:p text:style-name="P32"><text:tab/><text:tab/><text:tab/> <text:s text:c="4"/>http://www.springframework.org/schema/context </text:p><text:p text:style-name="P27"><text:span text:style-name="T50"><text:tab/><text:tab/><text:tab/> <text:s/>http://www.springframework.org/schema/context/spring-context-3.2.xsd”</text:span><text:span text:style-name="T51">&gt;</text:span></text:p><text:p text:style-name="P33"><text:tab/></text:p><text:p text:style-name="P29"><text:span text:style-name="T48"><text:tab/><text:tab/></text:span><text:span text:style-name="T46">&lt;context:component-scan base-package=</text:span><text:span text:style-name="T58">"com.qburst.spark"</text:span><text:span text:style-name="T46"> /&gt;</text:span></text:p><text:p text:style-name="P28"><text:span text:style-name="T47"><text:tab/><text:tab/></text:span><text:span text:style-name="T42">&lt;mvc:annotation-driven /&gt;</text:span></text:p><text:p text:style-name="P27"><text:span text:style-name="T34"><text:tab/><text:tab/></text:span><text:span text:style-name="T42">&lt;mvc:resources </text:span><text:span text:style-name="T49">mapping</text:span><text:span text:style-name="T34">=</text:span><text:span text:style-name="T50">"/resources/**"</text:span> <text:span text:style-name="T49">location</text:span><text:span text:style-name="T34">=</text:span><text:span text:style-name="T50">"/resources/"</text:span> <text:span text:style-name="T42">/&gt;</text:span></text:p><text:p text:style-name="P31"><text:span text:style-name="T43"><text:tab/><text:tab/></text:span><text:span text:style-name="T44">&lt;bean </text:span><text:span text:style-name="T54">class=</text:span><text:span text:style-name="T56">"org.springframework.web.servlet.view.InternalResourceViewResolver"</text:span><text:span text:style-name="T44">&gt;</text:span></text:p><text:p text:style-name="P14"><text:span text:style-name="T15"><text:tab/><text:tab/><text:tab/>&lt;property name=</text:span><text:span text:style-name="T57">"prefix"</text:span><text:span text:style-name="T15">&gt;</text:span></text:p><text:p text:style-name="P14"><text:span text:style-name="T15"><text:tab/><text:tab/><text:tab/><text:tab/>&lt;value&gt;</text:span><text:span text:style-name="T40">/WEB-INF/views/</text:span><text:span text:style-name="T15">&lt;/value&gt;</text:span></text:p><text:p text:style-name="P21"><text:tab/><text:tab/><text:tab/>&lt;/property&gt;</text:p><text:p text:style-name="P14"><text:span text:style-name="T15"><text:tab/><text:tab/><text:tab/>&lt;property name=</text:span><text:span text:style-name="T57">"suffix"</text:span><text:span text:style-name="T15">&gt;</text:span></text:p><text:p text:style-name="P14"><text:span text:style-name="T15"><text:tab/><text:tab/><text:tab/><text:tab/>&lt;value&gt;</text:span><text:span text:style-name="T40">.jsp</text:span><text:span text:style-name="T15">&lt;/value&gt;</text:span></text:p><text:p text:style-name="P21"><text:tab/><text:tab/><text:tab/>&lt;/property&gt;</text:p><text:p text:style-name="P34"><text:tab/><text:tab/>&lt;/bean&gt;</text:p><text:p text:style-name="P35"><text:tab/></text:p><text:p text:style-name="P27"><text:span text:style-name="T45"><text:tab/>&lt;/beans&gt;</text:span><text:span text:style-name="T34"><text:tab/></text:span></text:p><text:p text:style-name="P13"/><text:p text:style-name="P22"/></draw:text-box></draw:frame><text:soft-page-break/></text:p>
        </text:list-item>
      </text:list>
      <text:list xml:id="list143628900100925" text:continue-list="list143629243888091" text:style-name="L5">
        <text:list-item>
          <text:p text:style-name="P60">Implement the controller in the base package to map the URL request with their actual view.</text:p>
        </text:list-item>
      </text:list>
      <text:p text:style-name="P42"><draw:frame draw:style-name="fr3" draw:name="Frame8" text:anchor-type="paragraph" svg:width="16.12cm" draw:z-index="8"><draw:text-box fo:min-height="10.388cm"><text:p text:style-name="P46"/><text:p text:style-name="P46"><text:span text:style-name="T55"><text:tab/>import</text:span> <text:span text:style-name="T36">org.springframework.stereotype.Controller; </text:span></text:p><text:p text:style-name="P46"><text:span text:style-name="T55"><text:tab/>import</text:span> <text:span text:style-name="T36">org.springframework.ui.ModelMap; </text:span></text:p><text:p text:style-name="P46"><text:span text:style-name="T55"><text:tab/>import</text:span> <text:span text:style-name="T36">org.springframework.web.bind.annotation.PathVariable; </text:span></text:p><text:p text:style-name="P46"><text:span text:style-name="T55"><text:tab/>import</text:span> <text:span text:style-name="T36">org.springframework.web.bind.annotation.RequestMapping; </text:span></text:p><text:p text:style-name="P42"><text:span text:style-name="T55"><text:tab/>import</text:span> org.springframework.web.bind.annotation.RequestMethod; </text:p><text:p text:style-name="P42"><text:span text:style-name="T55"><text:tab/>import</text:span> org.springframework.web.servlet.ModelAndView; </text:p><text:p text:style-name="P46"/><text:p text:style-name="P42"><text:tab/>@Controller </text:p><text:p text:style-name="P42"><text:span text:style-name="T42"><text:tab/>public class </text:span>HelloController { </text:p><text:p text:style-name="P42"><text:tab/><text:tab/>@RequestMapping(value = <text:span text:style-name="T60">"/"</text:span>, method = RequestMethod.GET) </text:p><text:p text:style-name="P42"><text:tab/><text:tab/><text:span text:style-name="T42">public</text:span> String printWelcome(ModelMap model) { </text:p><text:p text:style-name="P42"><text:tab/></text:p><text:p text:style-name="P42"><text:tab/><text:tab/><text:tab/>model.addAttribute(<text:span text:style-name="T60">"message"</text:span>, <text:span text:style-name="T60">"Spring 3 MVC Hello World"</text:span>); </text:p><text:p text:style-name="P42"><text:tab/><text:tab/><text:tab/><text:span text:style-name="T59">return</text:span> <text:span text:style-name="T60">"hello"</text:span>; </text:p><text:p text:style-name="P42"><text:tab/><text:tab/>} <text:tab/></text:p><text:p text:style-name="P42"/><text:p text:style-name="P42"><text:tab/><text:tab/>@RequestMapping(value = <text:span text:style-name="T60">"/hello/{name:.+}"</text:span>, method = RequestMethod.GET) </text:p><text:p text:style-name="P42"><text:tab/><text:tab/><text:span text:style-name="T42">public </text:span>ModelAndView hello(@PathVariable(<text:span text:style-name="T60">"name"</text:span>) String name) { </text:p><text:p text:style-name="P42"><text:tab/></text:p><text:p text:style-name="P42"><text:tab/><text:tab/><text:tab/>ModelAndView model = new ModelAndView(); </text:p><text:p text:style-name="P42"><text:tab/><text:tab/><text:tab/>model.setViewName(<text:span text:style-name="T60">"hello"</text:span>); </text:p><text:p text:style-name="P42"><text:tab/><text:tab/><text:tab/>model.addObject(<text:span text:style-name="T60">"msg"</text:span>, name); </text:p><text:p text:style-name="P42"/><text:p text:style-name="P42"><text:tab/><text:tab/><text:tab/><text:span text:style-name="T59">return</text:span> model; </text:p><text:p text:style-name="P42"><text:tab/><text:tab/>} </text:p><text:p text:style-name="P42"><text:tab/>}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/>
      <text:list xml:id="list143628220670623" text:continue-numbering="true" text:style-name="L5">
        <text:list-item>
          <text:p text:style-name="P88">@Controller</text:p>
          <text:p text:style-name="P89">Indicates the particular class serves the function of a controller</text:p>
        </text:list-item>
      </text:list>
      <text:p text:style-name="P26"/>
      <text:list xml:id="list143628881752590" text:continue-numbering="true" text:style-name="L5">
        <text:list-item>
          <text:p text:style-name="P88">@RequestMapping</text:p>
          <text:p text:style-name="P89">Map the Request URL onto an entire class or particular metho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sans-serif"/>
    <style:font-face style:name="Consolas" svg:font-family="Consolas, 'Liberation Mono', Courier, monospace"/>
    <style:font-face style:name="Courier New" svg:font-family="'Courier New', monospace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style:shadow="non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1:44:51.336980696</meta:creation-date>
    <dc:date>2015-07-07T14:36:27.697529538</dc:date>
    <meta:editing-duration>PT5H36M13S</meta:editing-duration>
    <meta:editing-cycles>25</meta:editing-cycles>
    <meta:generator>LibreOffice/4.2.8.2$Linux_X86_64 LibreOffice_project/420m0$Build-2</meta:generator>
    <meta:document-statistic meta:table-count="0" meta:image-count="0" meta:object-count="0" meta:page-count="5" meta:paragraph-count="175" meta:word-count="628" meta:character-count="6801" meta:non-whitespace-character-count="5623"/>
  </office:meta>
</office:document-meta>
</file>